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4.292cm" style:rel-column-width="2433*"/>
    </style:style>
    <style:style style:name="Tabla1.B" style:family="table-column">
      <style:table-column-properties style:column-width="14.709cm" style:rel-column-width="8339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4.292cm" style:rel-column-width="2433*"/>
    </style:style>
    <style:style style:name="Tabla2.B" style:family="table-column">
      <style:table-column-properties style:column-width="14.709cm" style:rel-column-width="8339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4.292cm" style:rel-column-width="2433*"/>
    </style:style>
    <style:style style:name="Tabla3.B" style:family="table-column">
      <style:table-column-properties style:column-width="14.709cm" style:rel-column-width="833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292cm" style:rel-column-width="2433*"/>
    </style:style>
    <style:style style:name="Tabla4.B" style:family="table-column">
      <style:table-column-properties style:column-width="14.709cm" style:rel-column-width="8339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4.292cm" style:rel-column-width="2433*"/>
    </style:style>
    <style:style style:name="Tabla5.B" style:family="table-column">
      <style:table-column-properties style:column-width="14.709cm" style:rel-column-width="8339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4.292cm" style:rel-column-width="2433*"/>
    </style:style>
    <style:style style:name="Tabla6.B" style:family="table-column">
      <style:table-column-properties style:column-width="14.709cm" style:rel-column-width="8339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4.292cm" style:rel-column-width="2433*"/>
    </style:style>
    <style:style style:name="Tabla7.B" style:family="table-column">
      <style:table-column-properties style:column-width="14.709cm" style:rel-column-width="8339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19.001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51e" officeooo:paragraph-rsid="001ef51e"/>
    </style:style>
    <style:style style:name="P2" style:family="paragraph" style:parent-style-name="Standard">
      <style:text-properties officeooo:rsid="001f3ca6" officeooo:paragraph-rsid="001f3ca6"/>
    </style:style>
    <style:style style:name="P3" style:family="paragraph" style:parent-style-name="Standard">
      <style:text-properties officeooo:rsid="001f3ca6" officeooo:paragraph-rsid="0035eebd"/>
    </style:style>
    <style:style style:name="P4" style:family="paragraph" style:parent-style-name="Standard">
      <style:paragraph-properties fo:text-align="center" style:justify-single-word="false"/>
      <style:text-properties officeooo:rsid="001f3ca6" officeooo:paragraph-rsid="0035eebd"/>
    </style:style>
    <style:style style:name="P5" style:family="paragraph" style:parent-style-name="Standard">
      <style:text-properties officeooo:rsid="001fd370" officeooo:paragraph-rsid="001fd370"/>
    </style:style>
    <style:style style:name="P6" style:family="paragraph" style:parent-style-name="Standard">
      <style:paragraph-properties fo:text-align="center" style:justify-single-word="false"/>
      <style:text-properties fo:font-size="22pt" fo:font-style="italic" fo:font-weight="bold" officeooo:rsid="001ef51e" officeooo:paragraph-rsid="001ef51e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text-properties officeooo:rsid="00209188" officeooo:paragraph-rsid="00209188"/>
    </style:style>
    <style:style style:name="P8" style:family="paragraph" style:parent-style-name="Table_20_Contents">
      <style:text-properties officeooo:rsid="0021b117" officeooo:paragraph-rsid="0021b117"/>
    </style:style>
    <style:style style:name="P9" style:family="paragraph" style:parent-style-name="Table_20_Contents">
      <style:text-properties officeooo:rsid="0021b117" officeooo:paragraph-rsid="00360229"/>
    </style:style>
    <style:style style:name="P10" style:family="paragraph" style:parent-style-name="Table_20_Contents">
      <style:paragraph-properties fo:text-align="center" style:justify-single-word="false"/>
      <style:text-properties officeooo:rsid="0021b117" officeooo:paragraph-rsid="0021b117"/>
    </style:style>
    <style:style style:name="P11" style:family="paragraph" style:parent-style-name="Table_20_Contents">
      <style:text-properties officeooo:rsid="00227afa" officeooo:paragraph-rsid="00227afa"/>
    </style:style>
    <style:style style:name="P12" style:family="paragraph" style:parent-style-name="Table_20_Contents">
      <style:text-properties officeooo:rsid="00227afa" officeooo:paragraph-rsid="00360229"/>
    </style:style>
    <style:style style:name="P13" style:family="paragraph" style:parent-style-name="Table_20_Contents">
      <style:text-properties officeooo:rsid="0023b755" officeooo:paragraph-rsid="0023b755"/>
    </style:style>
    <style:style style:name="P14" style:family="paragraph" style:parent-style-name="Table_20_Contents" style:list-style-name="L1">
      <style:text-properties officeooo:rsid="0023b755" officeooo:paragraph-rsid="0023b755"/>
    </style:style>
    <style:style style:name="P15" style:family="paragraph" style:parent-style-name="Table_20_Contents" style:list-style-name="L1">
      <style:text-properties officeooo:rsid="0024b53f" officeooo:paragraph-rsid="0024b53f"/>
    </style:style>
    <style:style style:name="P16" style:family="paragraph" style:parent-style-name="Table_20_Contents">
      <style:text-properties officeooo:rsid="0024b53f" officeooo:paragraph-rsid="0024b53f"/>
    </style:style>
    <style:style style:name="P17" style:family="paragraph" style:parent-style-name="Table_20_Contents">
      <style:text-properties officeooo:rsid="00252740" officeooo:paragraph-rsid="00252740"/>
    </style:style>
    <style:style style:name="P18" style:family="paragraph" style:parent-style-name="Table_20_Contents">
      <style:text-properties officeooo:rsid="00252740" officeooo:paragraph-rsid="00360229"/>
    </style:style>
    <style:style style:name="P19" style:family="paragraph" style:parent-style-name="Table_20_Contents">
      <style:paragraph-properties fo:text-align="center" style:justify-single-word="false"/>
      <style:text-properties officeooo:rsid="00252740" officeooo:paragraph-rsid="00252740"/>
    </style:style>
    <style:style style:name="P20" style:family="paragraph" style:parent-style-name="Table_20_Contents">
      <style:text-properties officeooo:rsid="00257f38" officeooo:paragraph-rsid="00257f38"/>
    </style:style>
    <style:style style:name="P21" style:family="paragraph" style:parent-style-name="Table_20_Contents">
      <style:text-properties officeooo:rsid="00274795" officeooo:paragraph-rsid="00274795"/>
    </style:style>
    <style:style style:name="P22" style:family="paragraph" style:parent-style-name="Table_20_Contents">
      <style:text-properties officeooo:rsid="00290ded" officeooo:paragraph-rsid="00290ded"/>
    </style:style>
    <style:style style:name="P23" style:family="paragraph" style:parent-style-name="Table_20_Contents" style:list-style-name="L2">
      <style:text-properties officeooo:rsid="00290ded" officeooo:paragraph-rsid="00290ded"/>
    </style:style>
    <style:style style:name="P24" style:family="paragraph" style:parent-style-name="Table_20_Contents">
      <style:text-properties officeooo:rsid="002b08a7" officeooo:paragraph-rsid="002b08a7"/>
    </style:style>
    <style:style style:name="P25" style:family="paragraph" style:parent-style-name="Table_20_Contents" style:list-style-name="L3">
      <style:text-properties officeooo:rsid="002b08a7" officeooo:paragraph-rsid="002b08a7"/>
    </style:style>
    <style:style style:name="P26" style:family="paragraph" style:parent-style-name="Table_20_Contents">
      <style:text-properties officeooo:rsid="002d026a" officeooo:paragraph-rsid="002d026a"/>
    </style:style>
    <style:style style:name="P27" style:family="paragraph" style:parent-style-name="Table_20_Contents">
      <style:text-properties officeooo:rsid="002e5322" officeooo:paragraph-rsid="002e5322"/>
    </style:style>
    <style:style style:name="P28" style:family="paragraph" style:parent-style-name="Table_20_Contents">
      <style:text-properties officeooo:rsid="002f5f8c" officeooo:paragraph-rsid="002f5f8c"/>
    </style:style>
    <style:style style:name="P29" style:family="paragraph" style:parent-style-name="Table_20_Contents">
      <style:paragraph-properties fo:text-align="center" style:justify-single-word="false"/>
      <style:text-properties officeooo:rsid="002f5f8c" officeooo:paragraph-rsid="002f5f8c"/>
    </style:style>
    <style:style style:name="P30" style:family="paragraph" style:parent-style-name="Table_20_Contents">
      <style:text-properties officeooo:rsid="0030d039" officeooo:paragraph-rsid="0030d039"/>
    </style:style>
    <style:style style:name="P31" style:family="paragraph" style:parent-style-name="Table_20_Contents" style:list-style-name="L4">
      <style:text-properties officeooo:rsid="0030d039" officeooo:paragraph-rsid="0030d039"/>
    </style:style>
    <style:style style:name="P32" style:family="paragraph" style:parent-style-name="Table_20_Contents" style:list-style-name="L5">
      <style:text-properties officeooo:rsid="0030d039" officeooo:paragraph-rsid="0030d039"/>
    </style:style>
    <style:style style:name="P33" style:family="paragraph" style:parent-style-name="Table_20_Contents">
      <style:paragraph-properties fo:text-align="center" style:justify-single-word="false"/>
      <style:text-properties officeooo:paragraph-rsid="0030d039"/>
    </style:style>
    <style:style style:name="P34" style:family="paragraph" style:parent-style-name="Table_20_Contents">
      <style:text-properties officeooo:rsid="0031fedd" officeooo:paragraph-rsid="0031fedd"/>
    </style:style>
    <style:style style:name="P35" style:family="paragraph" style:parent-style-name="Table_20_Contents">
      <style:text-properties officeooo:rsid="0031fedd" officeooo:paragraph-rsid="003306fe"/>
    </style:style>
    <style:style style:name="P36" style:family="paragraph" style:parent-style-name="Table_20_Contents">
      <style:text-properties officeooo:rsid="003306fe" officeooo:paragraph-rsid="003306fe"/>
    </style:style>
    <style:style style:name="P37" style:family="paragraph" style:parent-style-name="Table_20_Contents" style:list-style-name="L6">
      <style:text-properties officeooo:rsid="003306fe" officeooo:paragraph-rsid="003306fe"/>
    </style:style>
    <style:style style:name="P38" style:family="paragraph" style:parent-style-name="Table_20_Contents">
      <style:text-properties officeooo:rsid="0034d6ba" officeooo:paragraph-rsid="0034d6ba"/>
    </style:style>
    <style:style style:name="P39" style:family="paragraph" style:parent-style-name="Table_20_Contents">
      <style:paragraph-properties fo:text-align="center" style:justify-single-word="false"/>
      <style:text-properties officeooo:rsid="00360229" officeooo:paragraph-rsid="00360229"/>
    </style:style>
    <style:style style:name="T1" style:family="text">
      <style:text-properties officeooo:rsid="00257f38"/>
    </style:style>
    <style:style style:name="T2" style:family="text">
      <style:text-properties officeooo:rsid="002e5322"/>
    </style:style>
    <style:style style:name="T3" style:family="text">
      <style:text-properties officeooo:rsid="0030d039"/>
    </style:style>
    <style:style style:name="T4" style:family="text">
      <style:text-properties officeooo:rsid="003306fe"/>
    </style:style>
    <style:style style:name="T5" style:family="text">
      <style:text-properties officeooo:rsid="003602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puntes HTML</text:p>
      <text:p text:style-name="P1"/>
      <text:p text:style-name="P2"/>
      <table:table table:name="Tabla8" table:style-name="Tabla8">
        <table:table-column table:style-name="Tabla8.A"/>
        <table:table-row>
          <table:table-cell table:style-name="Tabla8.A1" office:value-type="string">
            <text:p text:style-name="P4">Estructura Básica <text:span text:style-name="T5">HTML</text:span></text:p>
          </table:table-cell>
        </table:table-row>
        <table:table-row>
          <table:table-cell table:style-name="Tabla8.A2" office:value-type="string">
            <text:p text:style-name="P3">&lt;!DOCTYPE HTML&gt;</text:p>
            <text:p text:style-name="P3">&lt;HTML lang=”es”&gt;</text:p>
            <text:p text:style-name="P3"><text:s text:c="2"/>&lt;HEAD&gt;</text:p>
            <text:p text:style-name="P3"><text:s text:c="4"/>&lt;META charset=”utf8”/&gt;</text:p>
            <text:p text:style-name="P3"><text:s text:c="4"/>&lt;TITLE&gt;Título&lt;/TITLE&gt;</text:p>
            <text:p text:style-name="P3"><text:s text:c="2"/>&lt;/HEAD&gt;</text:p>
            <text:p text:style-name="P3"><text:tab/></text:p>
            <text:p text:style-name="P3"><text:s text:c="2"/>&lt;BODY&gt;</text:p>
            <text:p text:style-name="P3"><text:tab/><text:tab/></text:p>
            <text:p text:style-name="P3"><text:s text:c="2"/>&lt;/BODY&gt;</text:p>
            <text:p text:style-name="P3">&lt;/HTML&gt;</text:p>
          </table:table-cell>
        </table:table-row>
      </table:table>
      <text:p text:style-name="P5"/>
      <text:p text:style-name="P1"/>
      <text:p text:style-name="P7">Etiqueta meta para descripción:</text:p>
      <text:p text:style-name="P7"><text:tab/>&lt;META name=”description” content=”Es un ejemplo del contenido”/&gt;</text:p>
      <text:p text:style-name="P7"/>
      <text:p text:style-name="P7">Identificar cabecera del sitio, cabecera de sección y artículo con la etiqueta &lt;HEADER&gt;</text:p>
      <text:p text:style-name="P7">El título principal será en &lt;H1&gt; pero en las cabeceras de los &lt;SECTION&gt; es conveniente usar &lt;H2&gt; y ya para cada artículo &lt;H3&gt;. Es conveniente no abusar, en algunos casos es mejor poner manualmente la letra más grande y aplicarle formato negrita utilizando algún medio como &lt;SPAN&gt;</text:p>
      <text:p text:style-name="P7"><text:tab/>&lt;HEADER&gt;</text:p>
      <text:p text:style-name="P7"><text:tab/><text:tab/>&lt;H1&gt;titulo web visible&lt;/H1&gt;</text:p>
      <text:p text:style-name="P7"><text:tab/><text:tab/>&lt;P&gt;Párrafo con descripción&lt;/P&gt;</text:p>
      <text:p text:style-name="P7"><text:tab/><text:tab/>&lt;IMG src=”imagendefondo” alt=”logo”/&gt;</text:p>
      <text:p text:style-name="P7"><text:tab/>&lt;/HEADER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0">ETIQUETA<text:span text:style-name="T5">S</text:span></text:p>
          </table:table-cell>
          <table:covered-table-cell/>
        </table:table-row>
        <table:table-row>
          <table:table-cell table:style-name="Tabla1.A2" office:value-type="string">
            <text:p text:style-name="P9">ETIQUETA</text:p>
          </table:table-cell>
          <table:table-cell table:style-name="Tabla1.B2" office:value-type="string">
            <text:p text:style-name="P9">Descripción</text:p>
          </table:table-cell>
        </table:table-row>
        <table:table-row>
          <table:table-cell table:style-name="Tabla1.A2" office:value-type="string">
            <text:p text:style-name="P8">ASIDE</text:p>
          </table:table-cell>
          <table:table-cell table:style-name="Tabla1.B2" office:value-type="string">
            <text:p text:style-name="P8">Destaca contenido sin relación a la web, también muy utilizado para menú lateral</text:p>
          </table:table-cell>
        </table:table-row>
        <table:table-row>
          <table:table-cell table:style-name="Tabla1.A2" office:value-type="string">
            <text:p text:style-name="P8">FOOTER</text:p>
          </table:table-cell>
          <table:table-cell table:style-name="Tabla1.B2" office:value-type="string">
            <text:p text:style-name="P8">Marca el pie de página (Copyright y autor) pero también puede ser utilizado al pie de diversos artículos de la página</text:p>
          </table:table-cell>
        </table:table-row>
        <table:table-row>
          <table:table-cell table:style-name="Tabla1.A2" office:value-type="string">
            <text:p text:style-name="P8">NAV</text:p>
          </table:table-cell>
          <table:table-cell table:style-name="Tabla1.B2" office:value-type="string">
            <text:p text:style-name="P8">Para crear o Agrupar vínculos, normalmente contienen una barra de vínculos creada con listas &lt;UL&gt;,&lt;OL&gt;</text:p>
          </table:table-cell>
        </table:table-row>
        <table:table-row>
          <table:table-cell table:style-name="Tabla1.A2" office:value-type="string">
            <text:p text:style-name="P8">ADDRESS</text:p>
          </table:table-cell>
          <table:table-cell table:style-name="Tabla1.B2" office:value-type="string">
            <text:p text:style-name="P8">Nombre y correo del autor</text:p>
          </table:table-cell>
        </table:table-row>
        <table:table-row>
          <table:table-cell table:style-name="Tabla1.A2" office:value-type="string">
            <text:p text:style-name="P8">SECTION</text:p>
          </table:table-cell>
          <table:table-cell table:style-name="Tabla1.B2" office:value-type="string">
            <text:p text:style-name="P8">Sección con la información principal</text:p>
          </table:table-cell>
        </table:table-row>
        <table:table-row>
          <table:table-cell table:style-name="Tabla1.A2" office:value-type="string">
            <text:p text:style-name="P8">ARTICLE</text:p>
          </table:table-cell>
          <table:table-cell table:style-name="Tabla1.B2" office:value-type="string">
            <text:p text:style-name="P8">Diferencia los distintos artículos dentro de &lt;SECTION&gt;, puede haber varios dentro de un mismo &lt;SECTION&gt;</text:p>
          </table:table-cell>
        </table:table-row>
        <table:table-row>
          <table:table-cell table:style-name="Tabla1.A2" office:value-type="string">
            <text:p text:style-name="P8">HGROUP</text:p>
          </table:table-cell>
          <table:table-cell table:style-name="Tabla1.B2" office:value-type="string">
            <text:p text:style-name="P8">Agrupa uno o más títulos y subtítulos (está quedando obsoleto, ahora se reemplaza por un &lt;HEADER&gt;</text:p>
          </table:table-cell>
        </table:table-row>
        <table:table-row>
          <table:table-cell table:style-name="Tabla1.A2" office:value-type="string">
            <text:p text:style-name="P13">FIGURE</text:p>
          </table:table-cell>
          <table:table-cell table:style-name="Tabla1.B2" office:value-type="string">
            <text:p text:style-name="P13">Identifica una imagen u objeto relacionado con el texto y es considerado parte de este</text:p>
          </table:table-cell>
        </table:table-row>
        <text:soft-page-break/>
        <table:table-row>
          <table:table-cell table:style-name="Tabla1.A2" office:value-type="string">
            <text:p text:style-name="P13">FIGCAPTION</text:p>
          </table:table-cell>
          <table:table-cell table:style-name="Tabla1.B2" office:value-type="string">
            <text:p text:style-name="P13">Identifica la leyenda dentro de &lt;FIGURE&gt; referenciando a una imagen</text:p>
          </table:table-cell>
        </table:table-row>
        <table:table-row>
          <table:table-cell table:style-name="Tabla1.A2" office:value-type="string">
            <text:p text:style-name="P13">BLOCKQUOTE</text:p>
          </table:table-cell>
          <table:table-cell table:style-name="Tabla1.B2" office:value-type="string">
            <text:p text:style-name="P13">Marca un párrafo con una cita dentro de un elemento &lt;FIGURE&gt;</text:p>
          </table:table-cell>
        </table:table-row>
        <table:table-row>
          <table:table-cell table:style-name="Tabla1.A2" office:value-type="string">
            <text:p text:style-name="P13">TIME</text:p>
          </table:table-cell>
          <table:table-cell table:style-name="Tabla1.B2" office:value-type="string">
            <text:p text:style-name="P13">Marca una fecha para ser reconocidas por aplicaciones y dispositivos u ordenadores</text:p>
          </table:table-cell>
        </table:table-row>
        <table:table-row>
          <table:table-cell table:style-name="Tabla1.B2" table:number-columns-spanned="2" office:value-type="string">
            <text:p text:style-name="P13">&lt;TIME datatime=”AAAA-MM-DD” pubdate&gt;</text:p>
            <text:list xml:id="list6304492349797135975" text:style-name="L1">
              <text:list-item>
                <text:p text:style-name="P14">datetime → Atributo que indica la fecha</text:p>
              </text:list-item>
              <text:list-item>
                <text:p text:style-name="P14">pubdate → Atributo que indica que la fecha presentada es la de publicación</text:p>
              </text:list-item>
              <text:list-item>
                <text:p text:style-name="P15">La hora se coloca en formato HH:MM y separado por una “T”</text:p>
              </text:list-item>
            </text:list>
            <text:p text:style-name="P16">&lt;TIME datetime=”2015-08-13T21:40” pubdate&gt;</text:p>
            <text:p text:style-name="P13"/>
          </table:table-cell>
          <table:covered-table-cell/>
        </table:table-row>
        <table:table-row>
          <table:table-cell table:style-name="Tabla1.A2" office:value-type="string">
            <text:p text:style-name="P13">DFN</text:p>
          </table:table-cell>
          <table:table-cell table:style-name="Tabla1.B2" office:value-type="string">
            <text:p text:style-name="P13">Marca la ubicación de una definición</text:p>
          </table:table-cell>
        </table:table-row>
        <table:table-row>
          <table:table-cell table:style-name="Tabla1.A2" office:value-type="string">
            <text:p text:style-name="P17">WBR</text:p>
          </table:table-cell>
          <table:table-cell table:style-name="Tabla1.B2" office:value-type="string">
            <text:p text:style-name="P17">Se inserta en medio de una palabra larga para indicar por donde debería ser cortada</text:p>
          </table:table-cell>
        </table:table-row>
        <table:table-row>
          <table:table-cell table:style-name="Tabla1.A2" office:value-type="string">
            <text:p text:style-name="P17">MARK</text:p>
          </table:table-cell>
          <table:table-cell table:style-name="Tabla1.B2" office:value-type="string">
            <text:p text:style-name="P17">Remarca un contenido que sea relevante</text:p>
          </table:table-cell>
        </table:table-row>
        <table:table-row>
          <table:table-cell table:style-name="Tabla1.A2" office:value-type="string">
            <text:p text:style-name="P17">SMALL</text:p>
          </table:table-cell>
          <table:table-cell table:style-name="Tabla1.B2" office:value-type="string">
            <text:p text:style-name="P17">Señala letra pequeña en los textos legales</text:p>
          </table:table-cell>
        </table:table-row>
        <table:table-row>
          <table:table-cell table:style-name="Tabla1.A2" office:value-type="string">
            <text:p text:style-name="P17">CITE</text:p>
          </table:table-cell>
          <table:table-cell table:style-name="Tabla1.B2" office:value-type="string">
            <text:p text:style-name="P17">Designa título de película, obra o canción</text:p>
          </table:table-cell>
        </table:table-row>
        <table:table-row>
          <table:table-cell table:style-name="Tabla1.A2" office:value-type="string">
            <text:p text:style-name="P17">STRONG</text:p>
          </table:table-cell>
          <table:table-cell table:style-name="Tabla1.B2" office:value-type="string">
            <text:p text:style-name="P17">Aplica el formato negrita para dar importancia a la palabra</text:p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7"/>
          </table:table-cell>
        </table:table-row>
      </table:table>
      <text:p text:style-name="P1"/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9">LISTAS</text:p>
          </table:table-cell>
          <table:covered-table-cell/>
        </table:table-row>
        <table:table-row>
          <table:table-cell table:style-name="Tabla2.A2" office:value-type="string">
            <text:p text:style-name="P12">ETIQUETA</text:p>
          </table:table-cell>
          <table:table-cell table:style-name="Tabla2.B2" office:value-type="string">
            <text:p text:style-name="P9">Descripción</text:p>
          </table:table-cell>
        </table:table-row>
        <table:table-row>
          <table:table-cell table:style-name="Tabla2.A2" office:value-type="string">
            <text:p text:style-name="P11">UL</text:p>
          </table:table-cell>
          <table:table-cell table:style-name="Tabla2.B2" office:value-type="string">
            <text:p text:style-name="P11">Listas desordenadas, señalizadas con un punto por cada “LI” (modificable)</text:p>
          </table:table-cell>
        </table:table-row>
        <table:table-row>
          <table:table-cell table:style-name="Tabla2.A2" office:value-type="string">
            <text:p text:style-name="P11">OL</text:p>
          </table:table-cell>
          <table:table-cell table:style-name="Tabla2.B2" office:value-type="string">
            <text:p text:style-name="P11">Listas ordenadas, señalizadas con un número por cada “LI” (modificable)</text:p>
          </table:table-cell>
        </table:table-row>
        <table:table-row>
          <table:table-cell table:style-name="Tabla2.A2" office:value-type="string">
            <text:p text:style-name="P11">LI</text:p>
          </table:table-cell>
          <table:table-cell table:style-name="Tabla2.B2" office:value-type="string">
            <text:p text:style-name="P11">Cada entrada o línea de una lista</text:p>
          </table:table-cell>
        </table:table-row>
        <table:table-row>
          <table:table-cell table:style-name="Tabla2.A2" office:value-type="string">
            <text:p text:style-name="P11">DL</text:p>
          </table:table-cell>
          <table:table-cell table:style-name="Tabla2.B2" office:value-type="string">
            <text:p text:style-name="P11">Listas de definición se especifica un elemento principal o título y se tabula cada subelemento desplazándolo del margen izquierdo</text:p>
          </table:table-cell>
        </table:table-row>
        <table:table-row>
          <table:table-cell table:style-name="Tabla2.A2" office:value-type="string">
            <text:p text:style-name="P11">DT</text:p>
          </table:table-cell>
          <table:table-cell table:style-name="Tabla2.B2" office:value-type="string">
            <text:p text:style-name="P11">Definición, término o título dentro de un “DL”</text:p>
          </table:table-cell>
        </table:table-row>
        <table:table-row>
          <table:table-cell table:style-name="Tabla2.A2" office:value-type="string">
            <text:p text:style-name="P11">DD</text:p>
          </table:table-cell>
          <table:table-cell table:style-name="Tabla2.B2" office:value-type="string">
            <text:p text:style-name="P11">Cada definición, equivalente a &lt;LI&gt; en los otros tipos de listas</text:p>
          </table:table-cell>
        </table:table-row>
        <table:table-row>
          <table:table-cell table:style-name="Tabla2.B2" table:number-columns-spanned="2" office:value-type="string">
            <text:p text:style-name="P11"/>
            <text:p text:style-name="P11">&lt;DL&gt;</text:p>
            <text:p text:style-name="P11"><text:s text:c="2"/>&lt;DD&gt;Primer nivel de desplazamiento</text:p>
            <text:p text:style-name="P11"><text:s text:c="4"/>&lt;DL&gt;</text:p>
            <text:p text:style-name="P11"><text:s text:c="6"/>&lt;DD&gt;Segundo nivel de desplazamiento</text:p>
            <text:p text:style-name="P11"><text:s text:c="6"/>&lt;DL&gt;</text:p>
            <text:p text:style-name="P11"><text:s text:c="8"/>&lt;DD&gt;Tercer nivel de desplazamiento</text:p>
            <text:p text:style-name="P11"><text:s text:c="6"/>&lt;/DL&gt;</text:p>
            <text:p text:style-name="P11"><text:s text:c="4"/>&lt;/DL&gt;</text:p>
            <text:p text:style-name="P11">&lt;/DL&gt;</text:p>
            <text:p text:style-name="P11"/>
            <text:p text:style-name="P11">&lt;DL&gt;</text:p>
            <text:p text:style-name="P11"><text:s text:c="2"/>&lt;DT&gt;Argentina</text:p>
            <text:p text:style-name="P11"><text:s text:c="2"/>&lt;DD&gt;Buenos Aires</text:p>
            <text:p text:style-name="P11"><text:s text:c="2"/>&lt;DT&gt;Uruguay</text:p>
            <text:p text:style-name="P11"><text:s text:c="2"/>&lt;DD&gt;Montevideo</text:p>
            <text:p text:style-name="P11">&lt;/DL&gt;</text:p>
            <text:p text:style-name="P11"/>
          </table:table-cell>
          <table:covered-table-cell/>
        </table:table-row>
      </table:table>
      <text:p text:style-name="P1"/>
      <text:p text:style-name="P1"><text:soft-page-break/></text:p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9">ATRIBUTOS</text:p>
          </table:table-cell>
          <table:covered-table-cell/>
        </table:table-row>
        <table:table-row>
          <table:table-cell table:style-name="Tabla3.A2" office:value-type="string">
            <text:p text:style-name="P18">ATRIBUTOS</text:p>
          </table:table-cell>
          <table:table-cell table:style-name="Tabla3.B2" office:value-type="string">
            <text:p text:style-name="P18">DESCRIPCIÓN</text:p>
          </table:table-cell>
        </table:table-row>
        <table:table-row>
          <table:table-cell table:style-name="Tabla3.A2" office:value-type="string">
            <text:p text:style-name="P17"><text:span text:style-name="T1">r</text:span>eversed</text:p>
          </table:table-cell>
          <table:table-cell table:style-name="Tabla3.B2" office:value-type="string">
            <text:p text:style-name="P17">En una lista ordenada “OL” ordenará de forma inversa</text:p>
          </table:table-cell>
        </table:table-row>
        <table:table-row>
          <table:table-cell table:style-name="Tabla3.A2" office:value-type="string">
            <text:p text:style-name="P17"><text:span text:style-name="T1">d</text:span>ata</text:p>
          </table:table-cell>
          <table:table-cell table:style-name="Tabla3.B2" office:value-type="string">
            <text:p text:style-name="P20">Permite alojar información adicional o metadatos, se utiliza con “data-” seguido del nombre personalizado dentro de la etiqueta</text:p>
          </table:table-cell>
        </table:table-row>
        <table:table-row>
          <table:table-cell table:style-name="Tabla3.B2" table:number-columns-spanned="2" office:value-type="string">
            <text:p text:style-name="P20">&lt;IMG src=”imagendeturno.jpg” alt=”logo”</text:p>
            <text:p text:style-name="P20"><text:s text:c="2"/>data-tecnica=”Pintura”</text:p>
            <text:p text:style-name="P20"><text:s text:c="2"/>data-aplicacion=”GIMP”</text:p>
            <text:p text:style-name="P20"><text:s text:c="2"/>data-autor=”Raúl”</text:p>
            <text:p text:style-name="P21">/&gt;</text:p>
          </table:table-cell>
          <table:covered-table-cell/>
        </table:table-row>
        <table:table-row>
          <table:table-cell table:style-name="Tabla3.A2" office:value-type="string">
            <text:p text:style-name="P21">ping</text:p>
          </table:table-cell>
          <table:table-cell table:style-name="Tabla3.B2" office:value-type="string">
            <text:p text:style-name="P21">Se utiliza en la etiqueta link &lt;A&gt; para notificar a un destino cuando se pulsa un enlace, por ejemplo para registrar estadísticas de la página</text:p>
          </table:table-cell>
        </table:table-row>
        <table:table-row>
          <table:table-cell table:style-name="Tabla3.A2" office:value-type="string">
            <text:p text:style-name="P21">download</text:p>
          </table:table-cell>
          <table:table-cell table:style-name="Tabla3.B2" office:value-type="string">
            <text:p text:style-name="P21">Indica si el archivo al cual pulsamos debe abrirse o descargarse</text:p>
          </table:table-cell>
        </table:table-row>
        <table:table-row>
          <table:table-cell table:style-name="Tabla3.B2" table:number-columns-spanned="2" office:value-type="string">
            <text:p text:style-name="P21">&lt;A href=”<text:a xlink:type="simple" xlink:href="http://www.paginadepepito/" text:style-name="Internet_20_link" text:visited-style-name="Visited_20_Internet_20_Link">http://www.paginadepepito</text:a>” ping=”<text:a xlink:type="simple" xlink:href="http://www.miweb.es/control.php" text:style-name="Internet_20_link" text:visited-style-name="Visited_20_Internet_20_Link">http://www.miweb.es/control.php</text:a> download&gt;Categoría1&lt;/A&gt;</text:p>
          </table:table-cell>
          <table:covered-table-cell/>
        </table:table-row>
        <table:table-row>
          <table:table-cell table:style-name="Tabla3.A2" office:value-type="string">
            <text:p text:style-name="P22">contenteditable</text:p>
          </table:table-cell>
          <table:table-cell table:style-name="Tabla3.B2" office:value-type="string">
            <text:p text:style-name="P22">Hace que cualquier elemento de la página sea editable, admite tres valores</text:p>
            <text:list xml:id="list6860236513238901604" text:style-name="L2">
              <text:list-item>
                <text:p text:style-name="P23">true → Es contenido editable</text:p>
              </text:list-item>
              <text:list-item>
                <text:p text:style-name="P23">false → No es editable (por defecto si se omite el atributo)</text:p>
              </text:list-item>
              <text:list-item>
                <text:p text:style-name="P23">inherit → Editable si el elemento anidado lo hereda</text:p>
              </text:list-item>
            </text:list>
          </table:table-cell>
        </table:table-row>
        <table:table-row>
          <table:table-cell table:style-name="Tabla3.A2" office:value-type="string">
            <text:p text:style-name="P24">spellcheck</text:p>
          </table:table-cell>
          <table:table-cell table:style-name="Tabla3.B2" office:value-type="string">
            <text:p text:style-name="P24">Comprueba si el contenido editable contiene errores ortográficos. Puede tener valor “true” o “false”</text:p>
          </table:table-cell>
        </table:table-row>
        <table:table-row>
          <table:table-cell table:style-name="Tabla3.A2" office:value-type="string">
            <text:p text:style-name="P24">draggable</text:p>
          </table:table-cell>
          <table:table-cell table:style-name="Tabla3.B2" office:value-type="string">
            <text:p text:style-name="P24">Permite arrastrar elementos de un lugar a otro. Para complementar la función de este atributo se necesita javascript ya que podemos arrastrar pero no soltar el bloque</text:p>
          </table:table-cell>
        </table:table-row>
        <table:table-row>
          <table:table-cell table:style-name="Tabla3.A2" office:value-type="string">
            <text:p text:style-name="P24">translate</text:p>
          </table:table-cell>
          <table:table-cell table:style-name="Tabla3.B2" office:value-type="string">
            <text:p text:style-name="P24">Indica si se traducirá o no un fragmento (“Yes” o “No”)</text:p>
          </table:table-cell>
        </table:table-row>
      </table:table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39">INCRUSTAR ARCHIVOS DE AUDIO</text:p>
          </table:table-cell>
          <table:covered-table-cell/>
        </table:table-row>
        <table:table-row>
          <table:table-cell table:style-name="Tabla4.A2" office:value-type="string">
            <text:p text:style-name="P24">AUDIO</text:p>
          </table:table-cell>
          <table:table-cell table:style-name="Tabla4.B2" office:value-type="string">
            <text:p text:style-name="P24">Es la etiqueta que define el bloque para audio</text:p>
          </table:table-cell>
        </table:table-row>
        <table:table-row>
          <table:table-cell table:style-name="Tabla4.A2" office:value-type="string">
            <text:p text:style-name="P24">SOURCE</text:p>
          </table:table-cell>
          <table:table-cell table:style-name="Tabla4.B2" office:value-type="string">
            <text:p text:style-name="P24">Esta etiqueta indica el origen del audio</text:p>
          </table:table-cell>
        </table:table-row>
        <table:table-row>
          <table:table-cell table:style-name="Tabla4.A2" office:value-type="string">
            <text:p text:style-name="P24">autoplay</text:p>
          </table:table-cell>
          <table:table-cell table:style-name="Tabla4.B2" office:value-type="string">
            <text:p text:style-name="P24">Se reproduce automáticamente con este atributo</text:p>
          </table:table-cell>
        </table:table-row>
        <table:table-row>
          <table:table-cell table:style-name="Tabla4.A2" office:value-type="string">
            <text:p text:style-name="P24">loop</text:p>
          </table:table-cell>
          <table:table-cell table:style-name="Tabla4.B2" office:value-type="string">
            <text:p text:style-name="P24">Con este atributo crea un bucle infinito, es decir, se repite constantemente</text:p>
          </table:table-cell>
        </table:table-row>
        <table:table-row>
          <table:table-cell table:style-name="Tabla4.A2" office:value-type="string">
            <text:p text:style-name="P24">preload</text:p>
          </table:table-cell>
          <table:table-cell table:style-name="Tabla4.B2" office:value-type="string">
            <text:p text:style-name="P24">Hace referencia a ala forma de cachear el audio admitiendo estos tres valores:</text:p>
            <text:list xml:id="list4407847747153755221" text:style-name="L3">
              <text:list-item>
                <text:p text:style-name="P25">none → No será almacenado en caché</text:p>
              </text:list-item>
              <text:list-item>
                <text:p text:style-name="P25">metadata → Comprueba si hay metadatos sobre este</text:p>
              </text:list-item>
              <text:list-item>
                <text:p text:style-name="P25">auto → Se realiza por defecto la descarga</text:p>
              </text:list-item>
            </text:list>
          </table:table-cell>
        </table:table-row>
        <table:table-row>
          <table:table-cell table:style-name="Tabla4.B2" table:number-columns-spanned="2" office:value-type="string">
            <text:p text:style-name="P26">&lt;SECTION id=”reproductor”&gt;</text:p>
            <text:p text:style-name="P26"><text:s text:c="2"/><text:span text:style-name="T2">&lt;AUDIO src=”sonido.ogg” controls&gt;</text:span></text:p>
            <text:p text:style-name="P26"><text:s text:c="2"/><text:span text:style-name="T2">&lt;/AUDIO&gt;</text:span></text:p>
            <text:p text:style-name="P27">&lt;/SECTION&gt;</text:p>
            <text:p text:style-name="P27"/>
            <text:p text:style-name="P27">&lt;SECTION&gt;</text:p>
            <text:p text:style-name="P27"><text:s text:c="2"/>&lt;AUDIO id=”audiodefondo” loop&gt;</text:p>
            <text:p text:style-name="P27"><text:s text:c="4"/>&lt;SOURCE src=”sonido.ogg”&gt;</text:p>
            <text:p text:style-name="P27"><text:s text:c="4"/>&lt;SOURCE src=”sonido.mp3”&gt;</text:p>
            <text:p text:style-name="P27"><text:s text:c="2"/>&lt;/AUDIO&gt;</text:p>
            <text:p text:style-name="P27">&lt;/SECTION&gt;</text:p>
          </table:table-cell>
          <table:covered-table-cell/>
        </table:table-row>
      </table:table>
      <text:p text:style-name="P1"/>
      <text:p text:style-name="P1"><text:soft-page-break/></text:p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29">INCRUSTAR UN ARCHIVO DE VÍDEO</text:p>
          </table:table-cell>
          <table:covered-table-cell/>
        </table:table-row>
        <table:table-row>
          <table:table-cell table:style-name="Tabla5.A2" office:value-type="string">
            <text:p text:style-name="P28">VIDEO</text:p>
          </table:table-cell>
          <table:table-cell table:style-name="Tabla5.B2" office:value-type="string">
            <text:p text:style-name="P28">Etiqueta que contiene los parámetros para incrustar un vídeo</text:p>
          </table:table-cell>
        </table:table-row>
        <table:table-row>
          <table:table-cell table:style-name="Tabla5.A2" office:value-type="string">
            <text:p text:style-name="P28">SOURCE</text:p>
          </table:table-cell>
          <table:table-cell table:style-name="Tabla5.B2" office:value-type="string">
            <text:p text:style-name="P28">Etiqueta para definir el origen del vídeo</text:p>
          </table:table-cell>
        </table:table-row>
        <table:table-row>
          <table:table-cell table:style-name="Tabla5.A2" office:value-type="string">
            <text:p text:style-name="P28">width, height</text:p>
          </table:table-cell>
          <table:table-cell table:style-name="Tabla5.B2" office:value-type="string">
            <text:p text:style-name="P28">Establece el ancho y el alto de la etiqueta vídeo</text:p>
          </table:table-cell>
        </table:table-row>
        <table:table-row>
          <table:table-cell table:style-name="Tabla5.A2" office:value-type="string">
            <text:p text:style-name="P28">controls</text:p>
          </table:table-cell>
          <table:table-cell table:style-name="Tabla5.B2" office:value-type="string">
            <text:p text:style-name="P28">Hace aparecer una barra para controlar el vídeo</text:p>
          </table:table-cell>
        </table:table-row>
        <table:table-row>
          <table:table-cell table:style-name="Tabla5.A2" office:value-type="string">
            <text:p text:style-name="P28"/>
          </table:table-cell>
          <table:table-cell table:style-name="Tabla5.B2" office:value-type="string">
            <text:p text:style-name="P28"/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29">ELEMENTO CANVAS</text:p>
          </table:table-cell>
          <table:covered-table-cell/>
        </table:table-row>
        <table:table-row>
          <table:table-cell table:style-name="Tabla6.A2" office:value-type="string">
            <text:p text:style-name="P28">CANVAS</text:p>
          </table:table-cell>
          <table:table-cell table:style-name="Tabla6.B2" office:value-type="string">
            <text:p text:style-name="P28">Etiqueta para crear un lienzo en el que es posible cualquier cosa. Cualquier código introducido dentro de un &lt;CANVAS&gt; será visible en el caso de que el navegador no pueda procesar este elemento por incompatibilidad o bloqueo.</text:p>
          </table:table-cell>
        </table:table-row>
        <table:table-row>
          <table:table-cell table:style-name="Tabla6.B2" table:number-columns-spanned="2" office:value-type="string">
            <text:p text:style-name="P28">&lt;CANVAS&gt;</text:p>
            <text:p text:style-name="P28"><text:s text:c="2"/>Tu navegador no puede mostrar el elemento “CANVAS” contenido en esta sección</text:p>
            <text:p text:style-name="P28">&lt;CANVAS&gt;</text:p>
          </table:table-cell>
          <table:covered-table-cell/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33"><text:span text:style-name="T3">FORMULARIOS</text:span></text:p>
          </table:table-cell>
          <table:covered-table-cell/>
        </table:table-row>
        <table:table-row>
          <table:table-cell table:style-name="Tabla7.A2" office:value-type="string">
            <text:p text:style-name="P30">FORM</text:p>
          </table:table-cell>
          <table:table-cell table:style-name="Tabla7.B2" office:value-type="string">
            <text:p text:style-name="P30">Define donde empieza y acaba el formulario &lt;FORM&gt;&lt;/FORM&gt;</text:p>
          </table:table-cell>
        </table:table-row>
        <table:table-row>
          <table:table-cell table:style-name="Tabla7.A2" office:value-type="string">
            <text:p text:style-name="P30">name</text:p>
          </table:table-cell>
          <table:table-cell table:style-name="Tabla7.B2" office:value-type="string">
            <text:p text:style-name="P30">Es un atributo muy importante para &lt;FORM&gt; ya que asigna un nombre a este</text:p>
          </table:table-cell>
        </table:table-row>
        <table:table-row>
          <table:table-cell table:style-name="Tabla7.A2" office:value-type="string">
            <text:p text:style-name="P30">method</text:p>
          </table:table-cell>
          <table:table-cell table:style-name="Tabla7.B2" office:value-type="string">
            <text:p text:style-name="P30">Atributo de &lt;FORM&gt; que define el método para enviar el formulario al servidor y acepta estos valores:</text:p>
            <text:list xml:id="list929528894996413480" text:style-name="L4">
              <text:list-item>
                <text:p text:style-name="P31">get → Información pública limitada</text:p>
              </text:list-item>
              <text:list-item>
                <text:p text:style-name="P31">post → Información privada limitada</text:p>
              </text:list-item>
            </text:list>
          </table:table-cell>
        </table:table-row>
        <table:table-row>
          <table:table-cell table:style-name="Tabla7.A2" office:value-type="string">
            <text:p text:style-name="P30">url</text:p>
          </table:table-cell>
          <table:table-cell table:style-name="Tabla7.B2" office:value-type="string">
            <text:p text:style-name="P30">Atributo que define la ruta del archivo que procesará la información enviada</text:p>
          </table:table-cell>
        </table:table-row>
        <table:table-row>
          <table:table-cell table:style-name="Tabla7.A2" office:value-type="string">
            <text:p text:style-name="P30">LABEL</text:p>
          </table:table-cell>
          <table:table-cell table:style-name="Tabla7.B2" office:value-type="string">
            <text:p text:style-name="P30">Etiqueta que establece un texto como título visible en la página web referente a un campo de entrada &lt;INPUT&gt;.</text:p>
            <text:p text:style-name="P30">Tiene que llevar el atributo “for” para designar a que va relacionado</text:p>
          </table:table-cell>
        </table:table-row>
        <table:table-row>
          <table:table-cell table:style-name="Tabla7.B2" table:number-columns-spanned="2" office:value-type="string">
            <text:p text:style-name="P30">&lt;LABEL for=”campoDeEntrada1”&gt;Nombre:&lt;/LABEL&gt;</text:p>
            <text:p text:style-name="P30">&lt;INPUT type=”text” name=”campoDeEntrada1”/&gt;</text:p>
          </table:table-cell>
          <table:covered-table-cell/>
        </table:table-row>
        <table:table-row>
          <table:table-cell table:style-name="Tabla7.A2" office:value-type="string">
            <text:p text:style-name="P30">INPUT</text:p>
          </table:table-cell>
          <table:table-cell table:style-name="Tabla7.B2" office:value-type="string">
            <text:p text:style-name="P30">Etiqueta sin cierre (En realidad se cierra con una barra en la etiqueta única &lt;INPUT/&gt;) que define un campo de entrada según el valor que asignemos en el atributo tipe:</text:p>
            <text:list xml:id="list2947944967608803149" text:style-name="L5">
              <text:list-item>
                <text:p text:style-name="P32">radio → Permite marcar uno de sus valores a la vez, se usa por ejemplo para “hombre o mujer” y lleva un valor para cada elemento asignado con el atributo “value” y la opción que será marcada por defecto llevará el atributo “checked”</text:p>
              </text:list-item>
              <text:list-item>
                <text:p text:style-name="P32">checkbox → Crea una casillas de verificación que podremos marcar, lleva los atributos “name” y “value”</text:p>
              </text:list-item>
              <text:list-item>
                <text:p text:style-name="P32">password → Establece un campo para una contraseña</text:p>
              </text:list-item>
              <text:list-item>
                <text:p text:style-name="P32">submit → Crea un botón expresamente para enviar formularios</text:p>
              </text:list-item>
              <text:list-item>
                <text:p text:style-name="P32">reset → Crea un botón para reiniciar los valores del formulario y lo deja vacío</text:p>
              </text:list-item>
              <text:list-item>
                <text:p text:style-name="P32">button → Crea un botón personalizable para asignarle la acción que deseemos</text:p>
              </text:list-item>
              <text:list-item>
                <text:p text:style-name="P32"><text:soft-page-break/>email → El navegador identificará que sea válido el email introducido en este campo de texto, es decir, que cumpla con el formato correcto <text:a xlink:type="simple" xlink:href="mailto:xxx@xxx.xxx" text:style-name="Internet_20_link" text:visited-style-name="Visited_20_Internet_20_Link">xxx@xxx.xxx</text:a></text:p>
              </text:list-item>
              <text:list-item>
                <text:p text:style-name="P32">search → Notifica al navegador que se trata de una función búsqueda</text:p>
              </text:list-item>
              <text:list-item>
                <text:p text:style-name="P32">week → Calendario de semanas enteras donde podemos seleccionar fecha</text:p>
              </text:list-item>
              <text:list-item>
                <text:p text:style-name="P32">time → Seleccionar horas y minutos</text:p>
              </text:list-item>
              <text:list-item>
                <text:p text:style-name="P32">datetime → Permite seleccionar fecha y hora</text:p>
              </text:list-item>
            </text:list>
          </table:table-cell>
        </table:table-row>
        <table:table-row>
          <table:table-cell table:style-name="Tabla7.B2" table:number-columns-spanned="2" office:value-type="string">
            <text:p text:style-name="P34">&lt;LABEL for=”sexo”&gt;Sexo&lt;/LABEL&gt;</text:p>
            <text:p text:style-name="P34">&lt;INPUT type=”radio” name=”sexo” value=”1” checked/&gt;Mujer</text:p>
            <text:p text:style-name="P34">&lt;INPUT type=”radio” name=”sexo” value=”2” /&gt;Hombre</text:p>
          </table:table-cell>
          <table:covered-table-cell/>
        </table:table-row>
        <table:table-row>
          <table:table-cell table:style-name="Tabla7.A2" office:value-type="string">
            <text:p text:style-name="P34">placeholder</text:p>
          </table:table-cell>
          <table:table-cell table:style-name="Tabla7.B2" office:value-type="string">
            <text:p text:style-name="P34">Atributo que añade marca de agua en un &lt;INPUT&gt; para verse como sugerencia</text:p>
          </table:table-cell>
        </table:table-row>
        <table:table-row>
          <table:table-cell table:style-name="Tabla7.A2" office:value-type="string">
            <text:p text:style-name="P34">SELECT</text:p>
          </table:table-cell>
          <table:table-cell table:style-name="Tabla7.B2" office:value-type="string">
            <text:p text:style-name="P34">Define una lista desplegable donde podremos elegir opciones (en principio solo 1) </text:p>
          </table:table-cell>
        </table:table-row>
        <table:table-row>
          <table:table-cell table:style-name="Tabla7.A2" office:value-type="string">
            <text:p text:style-name="P34">OPTION</text:p>
          </table:table-cell>
          <table:table-cell table:style-name="Tabla7.B2" office:value-type="string">
            <text:p text:style-name="P34">Etiqueta que establece cada opción dentro de un &lt;SELECT&gt; como lista desplegable</text:p>
          </table:table-cell>
        </table:table-row>
        <table:table-row>
          <table:table-cell table:style-name="Tabla7.B2" table:number-columns-spanned="2" office:value-type="string">
            <text:p text:style-name="P34">&lt;SELECT name=”lista&gt;</text:p>
            <text:p text:style-name="P34"><text:s text:c="2"/>&lt;OPTION value=”1”&gt;Esta es la opción 1&lt;/OPTION&gt;</text:p>
            <text:p text:style-name="P34"><text:s text:c="2"/>&lt;OPTION value=”2”&gt;Esta es la opción 2&lt;/OPTION&gt;</text:p>
            <text:p text:style-name="P34"><text:s text:c="2"/>&lt;OPTION value=”3”&gt;Esta es la opción 3&lt;/OPTION&gt;</text:p>
            <text:p text:style-name="P34">&lt;/SELECT&gt;</text:p>
          </table:table-cell>
          <table:covered-table-cell/>
        </table:table-row>
        <table:table-row>
          <table:table-cell table:style-name="Tabla7.A2" office:value-type="string">
            <text:p text:style-name="P34">FIELDSET</text:p>
          </table:table-cell>
          <table:table-cell table:style-name="Tabla7.B2" office:value-type="string">
            <text:p text:style-name="P34">Etiqueta que agrupa un conjunto de campos en un marco con título. Va dentro de la etiqueta &lt;FORM&gt; siempre</text:p>
          </table:table-cell>
        </table:table-row>
        <table:table-row>
          <table:table-cell table:style-name="Tabla7.A2" office:value-type="string">
            <text:p text:style-name="P34">LEGEND</text:p>
          </table:table-cell>
          <table:table-cell table:style-name="Tabla7.B2" office:value-type="string">
            <text:p text:style-name="P34">Establece el nombre o leyenda para un &lt;FIELDSET&gt; sobre el conjunto de &lt;INPUT&gt; que este agrupe. </text:p>
          </table:table-cell>
        </table:table-row>
        <table:table-row>
          <table:table-cell table:style-name="Tabla7.B2" table:number-columns-spanned="2" office:value-type="string">
            <text:p text:style-name="P34">&lt;FIELDSET&gt;</text:p>
            <text:p text:style-name="P34"><text:s text:c="2"/>&lt;LEGEND&gt;Datos Personales&lt;/LEGEND&gt;</text:p>
            <text:p text:style-name="P34"><text:s text:c="2"/>&lt;LABEL for=”nombre”<text:span text:style-name="T4">&gt;Nombre&lt;/LABEL&gt;</text:span></text:p>
            <text:p text:style-name="P34"><text:s text:c="2"/>&lt;INPUT type=”text” name=”nombre” placeholder=”Escribe tu nombre aquí...”&gt;</text:p>
            <text:p text:style-name="P35"><text:s text:c="2"/><text:span text:style-name="T4">&lt;LABEL for=”edad”&gt;Edad&lt;/LABEL&gt;</text:span></text:p>
            <text:p text:style-name="P35"><text:s text:c="2"/>&lt;INPUT type=”text” name=”edad” placeholder=”18”&gt;</text:p>
          </table:table-cell>
          <table:covered-table-cell/>
        </table:table-row>
        <table:table-row>
          <table:table-cell table:style-name="Tabla7.A2" office:value-type="string">
            <text:p text:style-name="P36">autofocus</text:p>
          </table:table-cell>
          <table:table-cell table:style-name="Tabla7.B2" office:value-type="string">
            <text:p text:style-name="P36">Atributo que hace seleccionar automáticamente el &lt;INPUT&gt; que lo contenga cuando se carga la página</text:p>
          </table:table-cell>
        </table:table-row>
        <table:table-row>
          <table:table-cell table:style-name="Tabla7.A2" office:value-type="string">
            <text:p text:style-name="P36">autocomplete</text:p>
          </table:table-cell>
          <table:table-cell table:style-name="Tabla7.B2" office:value-type="string">
            <text:p text:style-name="P36">Muestra sugerencias de nombre, correo… Por defecto está “on” pero podemos desactivarlo con “off”</text:p>
            <text:list xml:id="list1966487478123644546" text:style-name="L6">
              <text:list-item>
                <text:p text:style-name="P37">autocomplete=”on”</text:p>
              </text:list-item>
              <text:list-item>
                <text:p text:style-name="P37">autocomplete=”off”</text:p>
              </text:list-item>
            </text:list>
          </table:table-cell>
        </table:table-row>
        <table:table-row>
          <table:table-cell table:style-name="Tabla7.A2" office:value-type="string">
            <text:p text:style-name="P36">requiered</text:p>
          </table:table-cell>
          <table:table-cell table:style-name="Tabla7.B2" office:value-type="string">
            <text:p text:style-name="P36">Convierte en un campo requerido y no deja enviar el formulario con ese campo en blanco o con un dato inválido</text:p>
          </table:table-cell>
        </table:table-row>
        <table:table-row>
          <table:table-cell table:style-name="Tabla7.A2" office:value-type="string">
            <text:p text:style-name="P36">multiple</text:p>
          </table:table-cell>
          <table:table-cell table:style-name="Tabla7.B2" office:value-type="string">
            <text:p text:style-name="P36">Permite introducir varios valores en un campo separado por comas</text:p>
          </table:table-cell>
        </table:table-row>
        <table:table-row>
          <table:table-cell table:style-name="Tabla7.A2" office:value-type="string">
            <text:p text:style-name="P36">pattern</text:p>
          </table:table-cell>
          <table:table-cell table:style-name="Tabla7.B2" office:value-type="string">
            <text:p text:style-name="P36">Permite crear validación propia de acuerdo a un patrón y atributo “title” y además permite integrar un mensaje de error personalizado.</text:p>
            <text:p text:style-name="P38">Primero indicamos los caracteres posibles “[0-9]” y después la longitud o cantidad de caracteres que tienen que existir “{5}” como en el ejemplo para código postal</text:p>
          </table:table-cell>
        </table:table-row>
        <table:table-row>
          <table:table-cell table:style-name="Tabla7.B2" table:number-columns-spanned="2" office:value-type="string">
            <text:p text:style-name="P38">&lt;INPUT type=”text” pattern='[0-9]{5} name=”postal” title=”inserte un código válido”/&gt;</text:p>
          </table:table-cell>
          <table:covered-table-cell/>
        </table:table-row>
        <table:table-row>
          <table:table-cell table:style-name="Tabla7.A2" office:value-type="string">
            <text:p text:style-name="P36"/>
          </table:table-cell>
          <table:table-cell table:style-name="Tabla7.B2" office:value-type="string">
            <text:p text:style-name="P3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09:50:36.855000000</meta:creation-date>
    <dc:date>2015-12-03T12:43:45.352000000</dc:date>
    <meta:editing-duration>PT2H35M20S</meta:editing-duration>
    <meta:editing-cycles>21</meta:editing-cycles>
    <meta:generator>LibreOffice/5.0.3.2$Windows_x86 LibreOffice_project/e5f16313668ac592c1bfb310f4390624e3dbfb75</meta:generator>
    <meta:document-statistic meta:table-count="8" meta:image-count="0" meta:object-count="0" meta:page-count="6" meta:paragraph-count="228" meta:word-count="1385" meta:character-count="9116" meta:non-whitespace-character-count="7867"/>
  </office:meta>
</office:document-meta>
</file>